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2cm"/>
          <style:tab-stop style:position="8.251cm"/>
        </style:tab-stops>
      </style:paragraph-properties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6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10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cc9900" style:font-name="Tahoma" fo:font-size="9pt" style:font-size-asian="9pt" style:font-name-complex="Tahoma" style:font-size-complex="9pt"/>
    </style:style>
    <style:style style:name="T4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5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%#include </text:span><text:span text:style-name="T9">enTetesDecisionRFM</text:span><text:span text:style-name="T8">#%</text:span></text:p>
      <text:p text:style-name="P8"/>
      <text:p text:style-name="P7">%=OBJET=%</text:p>
      <text:p text:style-name="P7">%=DOSSIER=%</text:p>
      <text:p text:style-name="P4"/>
      <text:p text:style-name="P4"><draw:frame draw:style-name="fr1" draw:name="Frame1" text:anchor-type="char" svg:x="3.297cm" svg:y="0.041cm" svg:width="4.787cm" svg:height="0.667cm" draw:z-index="0"><draw:text-box><text:p text:style-name="P9">= date envoi lettre n° 4.5</text:p></draw:text-box></draw:frame></text:p>
      <text:p text:style-name="P3">%=TITRE=%<draw:line text:anchor-type="char" draw:z-index="1" draw:style-name="gr1" draw:text-style-name="P12" svg:x1="3.627cm" svg:y1="0.201cm" svg:x2="3.309cm" svg:y2="1.154cm"><text:p/></draw:line></text:p>
      <text:p text:style-name="P3"/>
      <text:p text:style-name="P3">%=COURRIER=%</text:p>
      <text:p text:style-name="P3"/>
      <text:p text:style-name="P3">%=REPONSE=%</text:p>
      <text:p text:style-name="P10"/>
      <text:p text:style-name="P4">%=SALUTATIONS=%</text:p>
      <text:p text:style-name="P4"/>
      <text:p text:style-name="P4"/>
      <text:p text:style-name="P1"><text:span text:style-name="T1"><text:tab/></text:span><text:span text:style-name="T6">%#</text:span><text:span text:style-name="T7">include <text:s/>signatureRFM</text:span><text:span text:style-name="T6">#%</text:span></text:p>
      <text:p text:style-name="P5"><draw:frame draw:style-name="fr2" draw:name="Frame2" text:anchor-type="char" svg:x="11.234cm" svg:y="0.34cm" svg:width="4.152cm" svg:height="1.93cm" draw:z-index="2"><draw:text-box><text:p text:style-name="Standard"><text:span text:style-name="T3">Ce rappel doit être généré </text:span><text:span text:style-name="T4">1 mois</text:span><text:span text:style-name="T5"> </text:span><text:span text:style-name="T3">après l'envoi de la lettre initiale (n° 4.5)</text:span></text:p></draw:text-box></draw:frame></text:p>
      <text:p text:style-name="P4"/>
      <text:p text:style-name="P6"><text:span text:style-name="T2">%=ANNEXE=%</text:span><text:span text:style-name="T1"> :<text:tab/>%=MENTIONNE=%</text:span></text:p>
      <text:p text:style-name="P2"><text:span text:style-name="T2">%=COPIE=%</text:span><text:span text:style-name="T1">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0T10:22:00</meta:creation-date>
    <dc:creator>Mike Boillat</dc:creator>
    <dc:date>2012-02-23T15:59:18</dc:date>
    <meta:print-date>2009-04-24T14:48:00</meta:print-date>
    <meta:editing-cycles>12</meta:editing-cycles>
    <meta:editing-duration>PT1H41M5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849836429</meta:user-defined>
    <meta:document-statistic meta:table-count="0" meta:image-count="0" meta:object-count="0" meta:page-count="1" meta:paragraph-count="12" meta:word-count="35" meta:character-count="276"/>
  </office:meta>
</office:document-meta>
</file>